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ucida Grande" svg:font-family="'Lucida Grande', 'Lucida Sans Unicode', Arial, Helvetica, Sans, FreeSans, Jamrul, Garuda, Kalimati"/>
    <style:font-face style:name="Mangal1" svg:font-family="Mangal"/>
    <style:font-face style:name="Segoe UI" svg:font-family="'Segoe UI', 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color="#000000" fo:font-weight="bold" officeooo:rsid="0029c820" officeooo:paragraph-rsid="002e73f9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color="#000000" fo:font-weight="bold" officeooo:rsid="002c8b30" officeooo:paragraph-rsid="002e73f9" style:font-weight-asian="bold" style:font-weight-complex="bold"/>
    </style:style>
    <style:style style:name="P6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 fo:break-before="page"/>
      <style:text-properties style:font-name="Arial" fo:font-size="14pt" officeooo:paragraph-rsid="0029c820" style:font-size-asian="14pt" style:font-size-complex="14pt"/>
    </style:style>
    <style:style style:name="P7" style:family="paragraph" style:parent-style-name="Text_20_body">
      <style:paragraph-properties fo:margin-left="1.27cm" fo:margin-right="0cm" fo:text-indent="0cm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8" style:family="paragraph" style:parent-style-name="Text_20_body">
      <style:paragraph-properties fo:margin-left="2.54cm" fo:margin-right="0cm" fo:text-indent="0cm" style:auto-text-indent="false"/>
      <style:text-properties officeooo:rsid="001fa572" officeooo:paragraph-rsid="002e73f9"/>
    </style:style>
    <style:style style:name="P9" style:family="paragraph" style:parent-style-name="Text_20_body">
      <style:paragraph-properties fo:margin-left="2.54cm" fo:margin-right="0cm" fo:text-indent="0cm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0" style:family="paragraph" style:parent-style-name="Standard">
      <style:paragraph-properties fo:margin-left="2.54cm" fo:margin-right="0cm" fo:text-indent="0cm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1" style:family="paragraph" style:parent-style-name="Standard">
      <style:paragraph-properties fo:margin-left="2.54cm" fo:margin-right="0cm" fo:margin-top="0cm" fo:margin-bottom="0cm" loext:contextual-spacing="false" fo:text-indent="0cm" style:auto-text-indent="false"/>
      <style:text-properties officeooo:rsid="001fa572" officeooo:paragraph-rsid="003066a5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22.5pt" fo:letter-spacing="normal" fo:font-style="normal" fo:font-weight="bold" officeooo:rsid="002c8b30" officeooo:paragraph-rsid="0029c820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29c820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5" style:family="paragraph" style:parent-style-name="Text_20_body" style:list-style-name="L2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6" style:family="paragraph" style:parent-style-name="Text_20_body">
      <style:text-properties fo:color="#0000cc" officeooo:paragraph-rsid="003066a5"/>
    </style:style>
    <style:style style:name="P17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8" style:family="paragraph" style:parent-style-name="Text_20_body">
      <style:paragraph-properties fo:margin-left="1.27cm" fo:margin-right="0cm" fo:text-indent="0cm" style:auto-text-indent="false"/>
      <style:text-properties fo:color="#000000" fo:font-size="22pt" fo:font-weight="bold" officeooo:rsid="0029c820" officeooo:paragraph-rsid="0029c820" style:font-size-asian="22pt" style:font-weight-asian="bold" style:font-size-complex="22pt" style:font-weight-complex="bold"/>
    </style:style>
    <style:style style:name="P19" style:family="paragraph" style:parent-style-name="Text_20_body">
      <style:paragraph-properties fo:margin-left="2.54cm" fo:margin-right="0cm" fo:text-indent="0cm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20" style:family="paragraph" style:parent-style-name="Text_20_body">
      <style:paragraph-properties fo:margin-left="2.54cm" fo:margin-right="0cm" fo:text-indent="0cm" style:auto-text-indent="false"/>
      <style:text-properties fo:color="#0000cc" fo:font-weight="bold" officeooo:rsid="002e73f9" officeooo:paragraph-rsid="003066a5" style:font-weight-asian="bold" style:font-weight-complex="bold"/>
    </style:style>
    <style:style style:name="P21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  <style:text-properties officeooo:rsid="001fa572" officeooo:paragraph-rsid="002e73f9"/>
    </style:style>
    <style:style style:name="P22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23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  <style:text-properties fo:color="#0000ff" fo:font-weight="bold" officeooo:rsid="002e73f9" officeooo:paragraph-rsid="003066a5" style:font-weight-asian="bold" style:font-weight-complex="bold"/>
    </style:style>
    <style:style style:name="P24" style:family="paragraph" style:parent-style-name="Text_20_body">
      <style:paragraph-properties fo:margin-left="2.54cm" fo:margin-right="0cm" fo:text-indent="0cm" style:auto-text-indent="false"/>
      <style:text-properties fo:color="#0000cc" fo:font-weight="bold" officeooo:paragraph-rsid="003066a5" style:font-weight-asian="bold" style:font-weight-complex="bold"/>
    </style:style>
    <style:style style:name="P25" style:family="paragraph" style:parent-style-name="Text_20_body">
      <style:paragraph-properties fo:margin-left="2.54cm" fo:margin-right="0cm" fo:text-indent="0cm" style:auto-text-indent="false"/>
      <style:text-properties fo:color="#0000cc" fo:font-weight="bold" officeooo:rsid="003066a5" officeooo:paragraph-rsid="003066a5" style:font-weight-asian="bold" style:font-weight-complex="bold"/>
    </style:style>
    <style:style style:name="T1" style:family="text">
      <style:text-properties officeooo:rsid="0029c82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officeooo:rsid="0029c820" style:font-weight-asian="bold" style:font-weight-complex="bold"/>
    </style:style>
    <style:style style:name="T5" style:family="text">
      <style:text-properties fo:color="#000000" fo:font-size="22pt" fo:font-weight="bold" officeooo:rsid="0029c820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fo:color="#333333" style:font-name="Lucida Grande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Consolas" fo:font-size="12pt" fo:letter-spacing="normal" fo:font-style="normal" fo:font-weight="normal" officeooo:rsid="0029c820" style:font-weight-asian="bold" style:font-weight-complex="bold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9" style:family="text">
      <style:text-properties officeooo:rsid="002e73f9"/>
    </style:style>
    <style:style style:name="T10" style:family="text">
      <style:text-properties fo:color="#0000ff" officeooo:rsid="002e73f9"/>
    </style:style>
    <style:style style:name="T11" style:family="text">
      <style:text-properties fo:color="#0000ff" fo:font-weight="bold" officeooo:rsid="002e73f9" style:font-weight-asian="bold" style:font-weight-complex="bold"/>
    </style:style>
    <style:style style:name="T12" style:family="text">
      <style:text-properties officeooo:rsid="003066a5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12" text:outline-level="2">SQL Aggregate Functions</text:h>
      <text:p text:style-name="P14">SQL aggregate functions return a single value, calculated from values in a column.</text:p>
      <text:p text:style-name="P14">Useful aggregate functions:</text:p>
      <text:list xml:id="list2505566468095916108" text:style-name="L2">
        <text:list-item>
          <text:p text:style-name="P17">AVG() - Returns the average value</text:p>
        </text:list-item>
        <text:list-item>
          <text:p text:style-name="P17">COUNT() - Returns the number of rows</text:p>
        </text:list-item>
        <text:list-item>
          <text:p text:style-name="P17">MAX() - Returns the largest value</text:p>
        </text:list-item>
        <text:list-item>
          <text:p text:style-name="P17">MIN() - Returns the smallest value</text:p>
        </text:list-item>
        <text:list-item>
          <text:p text:style-name="P15">SUM() - Returns the sum</text:p>
        </text:list-item>
      </text:list>
      <text:p text:style-name="Text_20_body"/>
      <text:p text:style-name="P24"><text:span text:style-name="T12">SELECT avg(importe) FROM pedidos</text:span></text:p>
      <text:p text:style-name="P24"><text:span text:style-name="T12">SELECT avg(edad) FROM repventas </text:span></text:p>
      <text:p text:style-name="P24"><text:span text:style-name="T12">SELECT count(*) FROM repventas </text:span></text:p>
      <text:p text:style-name="P25">SELECT max(importe), min(importe) FROM pedidos ;</text:p>
      <text:p text:style-name="P25">SELECT avg(importe), sum(importe) FROM pedidos ;</text:p>
      <text:p text:style-name="P16"/>
      <text:p text:style-name="P20">SELECT MIN(importe) as minim, MAX(importe) as maxim, AVG(importe), SUM(importe) FROM pedidos ;</text:p>
      <text:p text:style-name="P13"><text:span text:style-name="T5">GROUP BY</text:span></text:p>
      <text:p text:style-name="P18">HAVING</text:p>
      <text:p text:style-name="P21"><text:span text:style-name="T7">SELECT column_name, aggregate_function(column_name)</text:span><text:span text:style-name="T4"><text:line-break/></text:span><text:span text:style-name="T7">FROM table_name</text:span><text:span text:style-name="T4"><text:line-break/></text:span><text:span text:style-name="T7">WHERE column_name operator value</text:span><text:span text:style-name="T4"><text:line-break/></text:span><text:span text:style-name="T7">GROUP BY column_name</text:span><text:span text:style-name="T4"><text:line-break/></text:span><text:span text:style-name="T7">HAVING aggregate_function(column_name) operator value;</text:span><text:span text:style-name="T4"> </text:span><text:span text:style-name="T3"><text:line-break/><text:line-break/></text:span><text:span text:style-name="T11">SELECT rep, count(*) <text:s/>from pedidos </text:span></text:p>
      <text:p text:style-name="P22">GROUP BY rep;</text:p>
      <text:p text:style-name="P22"/>
      <text:p text:style-name="P11"><text:span text:style-name="T11">SELECT rep, count(*) <text:s/>from pedidos </text:span></text:p>
      <text:p text:style-name="P23">GROUP BY rep</text:p>
      <text:p text:style-name="P23">HAVING count(*) &gt; <text:span text:style-name="T12">2</text:span></text:p>
      <text:p text:style-name="P22">ORDER BY rep ;</text:p>
      <text:p text:style-name="P8"><text:soft-page-break/></text:p>
      <text:p text:style-name="P10">SELECT rep, sum(importe) as total_importe <text:s/>FROM pedidos </text:p>
      <text:p text:style-name="P10"/>
      <text:p text:style-name="P9">GROUP BY rep</text:p>
      <text:p text:style-name="P9">HAVING total_importe BETWEEN 1000 AND 4000</text:p>
      <text:p text:style-name="P9">ORDER BY rep ;</text:p>
      <text:p text:style-name="P8"/>
      <text:p text:style-name="P9">SELECT rep, clie, count(*) FROM pedidos GROUP BY rep,clie; </text:p>
      <text:p text:style-name="P9"/>
      <text:p text:style-name="P5">Funcions : <text:span text:style-name="T9">COUNT(*), </text:span>MIN() i MAX(), AVG(), SUM()</text:p>
      <text:p text:style-name="P5"/>
      <text:p text:style-name="P9"/>
      <text:p text:style-name="P6"><text:span text:style-name="T6">1. Fabricant, número i import de les comandes que el seu import oscil·li entre 10000 i 39999, i ordenat per fabricant de forma ascendent i pel número descendent.</text:span><text:line-break/><text:line-break/><text:span text:style-name="T6">2. Identificador i nom dels venedors, amb l'identificador de l'oficina d'aquells venedors que tenen una oficina assignada.</text:span><text:line-break/><text:line-break/><text:span text:style-name="T6">3. Trobar la data en que es va realitzar la primera i la última comanda.</text:span><text:line-break/><text:line-break/><text:line-break/><text:span text:style-name="T6">4. Llistar quants empleats estan assignats a cada oficina, indicar el identificador d'oficina, i quants té assignats, no s'han de mostrar els nulls.</text:span><text:line-break/><text:line-break/><text:line-break/><text:span text:style-name="T6">5. Per a cada empleat que tingui més d'una comanda a algún client que sumi més de 2000, trobar la mitja per a cada empleat i client.</text:span><text:line-break/><text:line-break/><text:span text:style-name="T6">6. Trobar el fabricant, producte i preu dels productes on el seu identificador comenci i acabi per 4.</text:span><text:line-break/><text:line-break/><text:span text:style-name="T6">7. Trobar el fabricant, producte i preu dels productes amb un preu superior a 100 i unes existemcias menors de 10. i mostralo ordenat per fabricant en ordre descencent, i per id_producte de forma ascendent.</text:span><text:line-break/><text:line-break/><text:span text:style-name="T6">8. Identificador fabricant, producte i descripció dels productes amb un preu superior a 1000 i siguin del fabricant amb identificador rei o les existències siguin superiors a 20.</text:span><text:line-break/><text:line-break/><text:span text:style-name="T6">9. Identificador i ciutat de les oficines de la regió est amb unes vendes inferiors a 700000 o de la regió oest amb unes vendes inferiors a 600000.</text:span><text:line-break/><text:line-break/><text:span text:style-name="T6">10. Identificador del fabricant, identificació i descripció dels productes on l'identificador del fabricant és "rei" o el preu és menor a 500.</text:span><text:line-break/><text:line-break/><text:span text:style-name="T6">11. Identificador dels clients que el seu nom no conté " Corp." o " Inc." amb crèdit major a 30000.</text:span><text:line-break/><text:line-break/><text:span text:style-name="T6">12. Identificador i mitja d'edad per a cada oficina.</text:span><text:line-break/><text:line-break/><text:span text:style-name="T6">13. Regió i diferència entre la mitjana aritmètica dels objectius i la de les vendes, per a cada regió.</text:span><text:line-break/><text:line-break/><text:span text:style-name="T6">14. Trobar l'import mitjà de comandes,l'import total de comandes i el preu mig de venda.</text:span><text:line-break/><text:line-break/><text:soft-page-break/><text:span text:style-name="T6">15. Ciutat oficines i diferència entre vendes i objectius ordenada per aquesta diferència. </text:span><text:line-break/><text:line-break/><text:span text:style-name="T6">16. Número comanda, data comanda, codi fabricant, codi producte i import comandes per comandes entre els dies '1989-09-1' i '1989-12-31'.</text:span><text:line-break/><text:line-break/><text:span text:style-name="T6">17. Ciutat oficines, regions i diferència entre vendes i objectius ordenades per regió i per diferència entre vendes i objectius de major a menor. </text:span><text:line-break/><text:line-break/><text:span text:style-name="T6">18. Número total de comandes.</text:span><text:line-break/><text:line-break/><text:span text:style-name="T6">19. Nom i data de contracte dels empleats que les seves vendes siguin superiors a 200000 i mostrar ordenat per contracte de més nou a més vell.</text:span><text:line-break/><text:line-break/><text:span text:style-name="T6">20. Codi i nom de les tres ciutats que tinguin unes vendes superiors.</text:span>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ucida Grande" svg:font-family="'Lucida Grande', 'Lucida Sans Unicode', Arial, Helvetica, Sans, FreeSans, Jamrul, Garuda, Kalimati"/>
    <style:font-face style:name="Mangal1" svg:font-family="Mangal"/>
    <style:font-face style:name="Segoe UI" svg:font-family="'Segoe UI', 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9c820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ubtitle">PRÀCTICA <text:span text:style-name="MT1">3</text:span>. M02<text:tab/><text:tab/><text:tab/><text:tab/><text:tab/><text:tab/><text:tab/><text:tab/><text:span text:style-name="MT2"><text:page-number text:select-page="current">4</text:page-number></text:span><text:span text:style-name="MT2">/</text:span><text:span text:style-name="MT2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54:30.107000000</meta:creation-date>
    <dc:date>2016-10-09T20:02:06.116000000</dc:date>
    <meta:editing-duration>PT1H58M48S</meta:editing-duration>
    <meta:editing-cycles>15</meta:editing-cycles>
    <meta:generator>LibreOffice/4.4.4.3$Windows_x86 LibreOffice_project/2c39ebcf046445232b798108aa8a7e7d89552ea8</meta:generator>
    <meta:document-statistic meta:table-count="0" meta:image-count="0" meta:object-count="0" meta:page-count="4" meta:paragraph-count="30" meta:word-count="580" meta:character-count="3567" meta:non-whitespace-character-count="2980"/>
  </office:meta>
</office:document-meta>
</file>